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tes CR3 :</text:p>
      <text:p text:style-name="Standard">pas faire du par cœur pour l'anglais : faire ce qu'on peut, essayer d'écrire en anglais. Préparer ses phrases. Aide de CR pour l'anglais (sanction) voir avec mr anquetil. Phrases trop compliquées, noyées → structurer, pas faire de faire qui tournent en rond.</text:p>
      <text:p text:style-name="Standard">Accepter le travail en plus + anglais / coté positif parler en anglais</text:p>
      <text:p text:style-name="Standard">utiliser a version de gabriel pour pouvoir passer devant a l'oral</text:p>
      <text:p text:style-name="Standard">remplacer grid5000</text:p>
      <text:p text:style-name="Standard">MPI et parallélisation d'abre – algo thèse éléments à mettre dans la présentation de décembre</text:p>
      <text:p text:style-name="Standard">MCTS sur le GO : étude</text:p>
      <text:p text:style-name="Standard">faire une parallélisation hybride : faire entre les deux, multicluster</text:p>
      <text:p text:style-name="Standard">pas besoin de beaucoup beaucoup de mémoire.</text:p>
      <text:p text:style-name="Standard">2volution cpu gpu ? Sur arimaa.</text:p>
      <text:p text:style-name="Standard">C++11 penser parallele</text:p>
      <text:p text:style-name="Standard">Open MP : penser séquentiel paralléliser</text:p>
      <text:p text:style-name="Standard">plus facile Open MP sinon penser parallèle code pluscompliqué, avantages ? Plus fin avec des thread ? La question si Open MP est vraiment utile. Se renseigner dessus, comparaisons utilisations choix la semaine prochaine, choix en vitesse si différence non négligeable, (CR voit pas pk)</text:p>
      <text:p text:style-name="Standard">utiliser avec le GPU intéressant, contraintes, aton accès a de bonnes machine a gpu.</text:p>
      <text:p text:style-name="Standard">Modèle de parallélisme : plus de thread si change les stats sur la premiere ligne, NPI pas nécessaire, NPI sync stricte entre processeurs, envoyer des données pour l'agrégation-&gt; utiliser directement des C++ (socketcommuniquer avec les pc a la place de mpi) Grid 5000 pas la meme vitesse sur les machines, sync pas possible donc pas de mpi (librairies corba ?)</text:p>
      <text:p text:style-name="Standard">thread plus flexible mais plus difficile, openMP plus facile mais peut etre que les performances sont plus nulles (thread en c si pas open mp) librairie boost.org(c++) surcouches normalisées et standardisées. Protocole http syle de communication "rest" pour passer des données entre machines en utilisation machine – services web</text:p>
      <text:p text:style-name="Standard"/>
      <text:p text:style-name="Standard">TODOLIST</text:p>
      <text:p text:style-name="Standard">rechercher GPU utilité regarder état de la programmation (Baptiste)</text:p>
      <text:p text:style-name="Standard">rechercher C++11 Open MP regarder état de la programmation (Benoit everywhere) (faire tout ce qu'on aura besoin – 3 algos)</text:p>
      <text:p text:style-name="Standard">rechrcher une solution de parallélisation (algo + stratégies d'utilisation) (Mikail + benoit)</text:p>
      <text:p text:style-name="Standard">regarder lalibrairie boost (Gabriel)</text:p>
      <text:p text:style-name="Standard">noter tous les temps de ce queon a deja fait (tous)</text:p>
      <text:p text:style-name="Standard">zotero latex (mikail) générer un .bibtex</text:p>
      <text:p text:style-name="Standard">reorganiser le plan du rapport (dan)</text:p>
      <text:p text:style-name="Standard">finir le jeu (gabriel si ya le temps)</text:p>
      <text:p text:style-name="Standard">enlever un mail de réponse (marin bertier CR copie)</text:p>
      <text:p text:style-name="Standard">répartition des taches de la rédaction du premier rapport (pas de parties communes a dan de vérifier ne pas résonner au nombre de pages - important)</text:p>
      <text:p text:style-name="Standard"/>
      <text:p text:style-name="Standard">rapport 1 :</text:p>
      <text:p text:style-name="Standard"/>
      <text:p text:style-name="Standard">2 ou 3 </text:p>
      <text:p text:style-name="Standard">on prépare le jeu avant ou le jeu apres : algo général si on choisit arimaa mettre arimaa en 1 sinon inverser si on prend le morpion.</text:p>
      <text:p text:style-name="Standard">Agréable a lire, sans 10000 pages, savoir lire</text:p>
      <text:p text:style-name="Standard">Latex</text:p>
      <text:p text:style-name="Standard"/>
      <text:p text:style-name="Standard">a proposé a tous les encadrants, peut apporter qqch selon marin. Plus petit effectif</text:p>
      <text:p text:style-name="Standard">tuer marin bertier en le faisant parler angla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10-01T16:27:04.05</meta:creation-date>
    <dc:date>2014-10-01T18:19:53.26</dc:date>
    <dc:creator>Dan </dc:creator>
    <meta:editing-duration>PT1H52M27S</meta:editing-duration>
    <meta:editing-cycles>51</meta:editing-cycles>
    <meta:generator>OpenOffice/4.1.0$Win32 OpenOffice.org_project/410m18$Build-9764</meta:generator>
    <meta:document-statistic meta:table-count="0" meta:image-count="0" meta:object-count="0" meta:page-count="1" meta:paragraph-count="34" meta:word-count="469" meta:character-count="2824"/>
  </office:meta>
</office:document-meta>
</file>